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0B50935BDDE8256B8B0.png" manifest:media-type="image/png"/>
  <manifest:file-entry manifest:full-path="Pictures/10000000000005900000010D4B3DE78E683B0F66.png" manifest:media-type="image/png"/>
  <manifest:file-entry manifest:full-path="Pictures/100000000000049A000000A021C7F7ED4A02AF1A.png" manifest:media-type="image/png"/>
  <manifest:file-entry manifest:full-path="Pictures/10000000000004B3000000FA1AAC2460AF03EE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219cm" svg:height="4.408cm" svg:x="2.54cm" svg:y="1.27cm">
          <draw:image xlink:href="Pictures/10000000000004B3000000FA1AAC2460AF03EE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0.778cm" svg:height="2.821cm" svg:x="3.048cm" svg:y="1.751cm">
          <draw:image xlink:href="Pictures/100000000000049A000000A021C7F7ED4A02AF1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5.118cm" svg:height="4.744cm" svg:x="1.298cm" svg:y="1.524cm">
          <draw:image xlink:href="Pictures/10000000000005900000010D4B3DE78E683B0F6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2.86cm" svg:height="3.446cm" svg:x="2.032cm" svg:y="1.889cm">
          <draw:image xlink:href="Pictures/10000000000004B0000000B50935BDDE8256B8B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6T20:40:59.232813818</meta:creation-date>
    <meta:generator>LibreOffice/6.2.8.2$Linux_X86_64 LibreOffice_project/20$Build-2</meta:generator>
    <dc:date>2020-11-26T20:45:54.735288401</dc:date>
    <meta:editing-duration>PT4M29S</meta:editing-duration>
    <meta:editing-cycles>4</meta:editing-cycles>
    <meta:document-statistic meta:object-count="33"/>
  </office:meta>
</office:document-meta>
</file>